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Lambda</text:p>
          </table:table-cell>
          <table:table-cell office:value-type="string" table:style-name="ce2">
            <text:p>Testdatenfehler</text:p>
          </table:table-cell>
          <table:table-cell office:value-type="string" table:style-name="ce2">
            <text:p>Lerndatenfehler</text:p>
          </table:table-cell>
          <table:table-cell office:value-type="string" table:style-name="ce2">
            <text:p>Mittleres Gewicht</text:p>
          </table:table-cell>
          <table:table-cell table:number-columns-repeated="1638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7529.4686516152" table:style-name="ce5">
            <text:p>37529,46865162</text:p>
          </table:table-cell>
          <table:table-cell office:value-type="float" office:value="3.3494640261557898E-11" table:style-name="ce3">
            <text:p>3,35E-11</text:p>
          </table:table-cell>
          <table:table-cell office:value-type="float" office:value="33.430747255247603" table:style-name="ce2">
            <text:p>33,43074726</text:p>
          </table:table-cell>
          <table:table-cell table:number-columns-repeated="16380"/>
        </table:table-row>
        <table:table-row table:style-name="ro1">
          <table:table-cell office:value-type="float" office:value="0.01" table:style-name="ce2">
            <text:p>0,01</text:p>
          </table:table-cell>
          <table:table-cell office:value-type="float" office:value="6364.5781821677301" table:style-name="ce2">
            <text:p>6364,578182</text:p>
          </table:table-cell>
          <table:table-cell office:value-type="float" office:value="34.051858822172001" table:style-name="ce5">
            <text:p>34,05185882</text:p>
          </table:table-cell>
          <table:table-cell office:value-type="float" office:value="14.596340297366099" table:style-name="ce2">
            <text:p>14,5963403</text:p>
          </table:table-cell>
          <table:table-cell table:number-columns-repeated="16380"/>
        </table:table-row>
        <table:table-row table:style-name="ro1">
          <table:table-cell office:value-type="float" office:value="0.1" table:style-name="ce2">
            <text:p>0,1</text:p>
          </table:table-cell>
          <table:table-cell office:value-type="float" office:value="847.68873428752897" table:style-name="ce2">
            <text:p>847,6887343</text:p>
          </table:table-cell>
          <table:table-cell office:value-type="float" office:value="106.927446896321" table:style-name="ce2">
            <text:p>106,9274469</text:p>
          </table:table-cell>
          <table:table-cell office:value-type="float" office:value="3.41805376519059" table:style-name="ce2">
            <text:p>3,418053765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68.59679563037798" table:style-name="ce2">
            <text:p>368,5967956</text:p>
          </table:table-cell>
          <table:table-cell office:value-type="float" office:value="134.61567742192099" table:style-name="ce2">
            <text:p>134,6156774</text:p>
          </table:table-cell>
          <table:table-cell office:value-type="float" office:value="0.98116060122819204" table:style-name="ce2">
            <text:p>0,981160601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72.52958704728798" table:style-name="ce4">
            <text:p>272,52958705</text:p>
          </table:table-cell>
          <table:table-cell office:value-type="float" office:value="158.09431523244999" table:style-name="ce2">
            <text:p>158,0943152</text:p>
          </table:table-cell>
          <table:table-cell office:value-type="float" office:value="0.429919446568507" table:style-name="ce2">
            <text:p>0,42991944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295.18957751246398" table:style-name="ce4">
            <text:p>295,18957751</text:p>
          </table:table-cell>
          <table:table-cell office:value-type="float" office:value="212.98533796823901" table:style-name="ce4">
            <text:p>212,98533797</text:p>
          </table:table-cell>
          <table:table-cell office:value-type="float" office:value="0.103560991242928" table:style-name="ce2">
            <text:p>0,103560991</text:p>
          </table:table-cell>
          <table:table-cell table:number-columns-repeated="16380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333.27554985134998" table:style-name="ce2">
            <text:p>333,2755499</text:p>
          </table:table-cell>
          <table:table-cell office:value-type="float" office:value="245.545954651378" table:style-name="ce2">
            <text:p>245,5459547</text:p>
          </table:table-cell>
          <table:table-cell office:value-type="float" office:value="3.3824716589588397E-2" table:style-name="ce2">
            <text:p>0,033824717</text:p>
          </table:table-cell>
          <table:table-cell table:number-columns-repeated="16380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355.23951251926502" table:style-name="ce2">
            <text:p>355,2395125</text:p>
          </table:table-cell>
          <table:table-cell office:value-type="float" office:value="260.02017930692199" table:style-name="ce2">
            <text:p>260,0201793</text:p>
          </table:table-cell>
          <table:table-cell office:value-type="float" office:value="2.2525361321427101E-2" table:style-name="ce2">
            <text:p>0,022525361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8" number:min-integer-digits="1" number:grouping="true"/>
    </number:number-style>
    <number:number-style style:name="N37">
      <number:number number:decimal-places="8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lte Hoffmann</dc:creator>
    <meta:creation-date>2019-12-05T18:51:50Z</meta:creation-date>
    <dc:date>2019-12-12T13:05:44Z</dc:date>
    <meta:editing-cycles>2</meta:editing-cycles>
    <meta:editing-duration>PT0S</meta:editing-duration>
  </office:meta>
</office:document-meta>
</file>